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a" style:num-letter-sync="true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list-format-name="NLF0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Paragraph" style:family="paragraph">
      <style:paragraph-properties fo:margin-left="0.5986in">
        <style:tab-stops/>
      </style:paragraph-properties>
    </style:style>
    <style:style style:name="P3" style:parent-style-name="ListParagraph" style:list-style-name="LFO2" style:family="paragraph"/>
    <style:style style:name="P4" style:parent-style-name="ListParagraph" style:family="paragraph">
      <style:paragraph-properties fo:margin-left="0.5986in">
        <style:tab-stops/>
      </style:paragraph-properties>
    </style:style>
    <style:style style:name="P5" style:parent-style-name="ListParagraph" style:family="paragraph">
      <style:paragraph-properties fo:margin-left="0.5986in">
        <style:tab-stops/>
      </style:paragraph-properties>
    </style:style>
    <style:style style:name="P6" style:parent-style-name="ListParagraph" style:family="paragraph">
      <style:paragraph-properties fo:margin-left="0.3486in">
        <style:tab-stops/>
      </style:paragraph-properties>
    </style:style>
    <style:style style:name="P7" style:parent-style-name="ListParagraph" style:family="paragraph">
      <style:paragraph-properties fo:margin-left="0.8486in" fo:text-indent="0.1513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ListParagraph" style:family="paragraph">
      <style:paragraph-properties fo:margin-left="0.3486in">
        <style:tab-stops/>
      </style:paragraph-properties>
    </style:style>
    <style:style style:name="P9" style:parent-style-name="ListParagraph" style:list-style-name="LFO2" style:family="paragraph"/>
    <style:style style:name="P10" style:parent-style-name="ListParagraph" style:family="paragraph">
      <style:paragraph-properties fo:margin-left="0.3486in">
        <style:tab-stops/>
      </style:paragraph-properties>
    </style:style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4" style:family="paragraph">
      <style:text-properties fo:font-weight="bold" style:font-weight-asian="bold" style:font-weight-complex="bold"/>
    </style:style>
    <style:style style:name="P15" style:parent-style-name="Normal" style:list-style-name="LFO5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5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5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5" style:family="paragraph"/>
    <style:style style:name="P22" style:parent-style-name="Normal" style:list-style-name="LFO5" style:family="paragraph"/>
    <style:style style:name="P23" style:parent-style-name="Normal" style:list-style-name="LFO5" style:family="paragraph"/>
    <style:style style:name="P24" style:parent-style-name="ListParagraph" style:list-style-name="LFO4" style:family="paragraph">
      <style:text-properties fo:font-weight="bold" style:font-weight-asian="bold" style:font-weight-complex="bold"/>
    </style:style>
    <style:style style:name="P25" style:parent-style-name="Normal" style:list-style-name="LFO6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6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6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6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6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list-style-name="LFO4" style:family="paragraph">
      <style:text-properties fo:font-weight="bold" style:font-weight-asian="bold" style:font-weight-complex="bold"/>
    </style:style>
    <style:style style:name="P39" style:parent-style-name="Normal" style:family="paragraph">
      <style:paragraph-properties fo:text-indent="0.5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ListParagraph" style:list-style-name="LFO9" style:family="paragraph">
      <style:text-properties fo:font-weight="bold" style:font-weight-asian="bold" style:font-weight-complex="bold"/>
    </style:style>
    <style:style style:name="P41" style:parent-style-name="ListParagraph" style:list-style-name="LFO10" style:family="paragraph"/>
    <style:style style:name="P42" style:parent-style-name="Normal" style:family="paragraph">
      <style:paragraph-properties fo:text-indent="0.25in"/>
    </style:style>
    <style:style style:name="P43" style:parent-style-name="Normal" style:family="paragraph">
      <style:paragraph-properties fo:text-indent="0.5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" style:parent-style-name="ListParagraph" style:list-style-name="LFO8" style:family="paragraph">
      <style:text-properties fo:font-weight="bold" style:font-weight-asian="bold" style:font-weight-complex="bold"/>
    </style:style>
    <style:style style:name="P46" style:parent-style-name="Normal" style:family="paragraph">
      <style:paragraph-properties fo:text-indent="0.5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list text:style-name="LFO1" text:continue-numbering="true">
        <text:list-item>
          <text:p text:style-name="P1">Install the required libraries:</text:p>
        </text:list-item>
      </text:list>
      <text:p text:style-name="P2"/>
      <text:list text:style-name="LFO2" text:continue-numbering="true">
        <text:list-item>
          <text:p text:style-name="P3">yt-dlp library<text:s/></text:p>
        </text:list-item>
      </text:list>
      <text:p text:style-name="P4">To download a YouTube playlist and convert the videos to MP3 format using Python, the most reliable library is yt-dlp</text:p>
      <text:p text:style-name="P5">Run the given command in Command Prompt<text:s/></text:p>
      <text:p text:style-name="P6"/>
      <text:p text:style-name="P7">pip install yt-dlp</text:p>
      <text:p text:style-name="P8"/>
      <text:list text:style-name="LFO2" text:continue-numbering="true">
        <text:list-item>
          <text:p text:style-name="P9">FFmpeg</text:p>
        </text:list-item>
      </text:list>
      <text:p text:style-name="P10">Do not go to the main FFmpeg.org site (it only provides source code). Instead, get the pre-compiled Windows binaries:</text:p>
      <text:list text:style-name="LFO3" text:continue-numbering="true">
        <text:list-item>
          <text:p text:style-name="P11">Go to<text:s/><text:a xlink:href="https://www.gyan.dev/ffmpeg/builds/" office:target-frame-name="_top" xlink:show="replace"><text:span text:style-name="Hyperlink">Gyan.dev</text:span></text:a><text:s/></text:p>
        </text:list-item>
        <text:list-item>
          <text:p text:style-name="P12">Look for the "release-essentials.zip" link under the "release builds" section.</text:p>
        </text:list-item>
        <text:list-item>
          <text:p text:style-name="P13">Download that .zip file.</text:p>
        </text:list-item>
      </text:list>
      <text:p text:style-name="Normal">Or<text:s/></text:p>
      <text:p text:style-name="Normal"><text:a xlink:href="https://drive.google.com/file/d/1_ZUBGy360f4UiUobF1duZSrv0xWlF7Zh/view?usp=drive_link" office:target-frame-name="_top" xlink:show="replace"><text:span text:style-name="Hyperlink">Direct Download the Zip File</text:span></text:a><text:s/></text:p>
      <text:p text:style-name="Normal"/>
      <text:list text:style-name="LFO4" text:continue-numbering="true">
        <text:list-item>
          <text:p text:style-name="P14">Where to Place the Folder</text:p>
        </text:list-item>
      </text:list>
      <text:p text:style-name="Normal">Place it in a stable location where you won't accidentally delete it. Avoid the "Downloads" or "Desktop" folders.</text:p>
      <text:list text:style-name="LFO5" text:continue-numbering="true">
        <text:list-item>
          <text:p text:style-name="P15"><text:span text:style-name="T16">Recommended Path:</text:span><text:s/>C:\ffmpeg</text:p>
        </text:list-item>
        <text:list-item>
          <text:p text:style-name="P17"><text:span text:style-name="T18">Action:</text:span><text:s/></text:p>
          <text:list text:continue-numbering="true">
            <text:list-item>
              <text:p text:style-name="P19">1. Open your<text:s/><text:span text:style-name="T20">C: Drive</text:span>.<text:s/></text:p>
            </text:list-item>
            <text:list-item>
              <text:p text:style-name="P21">2. Create a new folder named ffmpeg.<text:s/></text:p>
            </text:list-item>
            <text:list-item>
              <text:p text:style-name="P22">3. Open the .zip file you downloaded, go into the internal folders until you see a bin folder. (This is to verify whether the essential Application is present or not)</text:p>
            </text:list-item>
            <text:list-item>
              <text:p text:style-name="P23">4. Copy everything from the ZIP into your new C:\ffmpeg folder</text:p>
            </text:list-item>
          </text:list>
        </text:list-item>
      </text:list>
      <text:p text:style-name="Normal"/>
      <text:list text:style-name="LFO4" text:continue-numbering="true">
        <text:list-item>
          <text:p text:style-name="P24">Add to System Path (Crucial Step)</text:p>
        </text:list-item>
      </text:list>
      <text:p text:style-name="Normal">Even if the files are there, Python won't "see" them until you tell Windows where they are.</text:p>
      <text:list text:style-name="LFO6" text:continue-numbering="true">
        <text:list-item>
          <text:p text:style-name="P25">Open the<text:s/><text:span text:style-name="T26">Start Menu</text:span>, search for<text:s/><text:span text:style-name="T27">"Edit the system environment variables"</text:span>, and open it.</text:p>
        </text:list-item>
        <text:list-item>
          <text:p text:style-name="P28">Click the<text:s/><text:span text:style-name="T29">Environment Variables</text:span><text:s/>button at the bottom right.</text:p>
        </text:list-item>
        <text:list-item>
          <text:p text:style-name="P30">In the<text:s/><text:span text:style-name="T31">System variables</text:span><text:s/>(bottom half), find the variable named<text:s/><text:span text:style-name="T32">Path</text:span><text:s/>and click<text:s/><text:span text:style-name="T33">Edit</text:span>.</text:p>
        </text:list-item>
        <text:list-item>
          <text:p text:style-name="P34">Click<text:s/><text:span text:style-name="T35">New</text:span><text:s/>and paste this exact path: C:\ffmpeg\bin or the path that is already described</text:p>
        </text:list-item>
        <text:list-item>
          <text:p text:style-name="P36">Click<text:s/><text:span text:style-name="T37">OK</text:span><text:s/>on all windows to save</text:p>
        </text:list-item>
      </text:list>
      <text:p text:style-name="Normal"/>
      <text:p text:style-name="Normal"/>
      <text:list text:style-name="LFO4" text:continue-numbering="true">
        <text:list-item>
          <text:p text:style-name="P38"><text:s/>Verify the Installation</text:p>
        </text:list-item>
      </text:list>
      <text:p text:style-name="Normal">Open Command prompt and type<text:s/></text:p>
      <text:p text:style-name="P39">ffmpeg -version<text:s/></text:p>
      <text:p text:style-name="Normal"/>
      <text:list text:style-name="LFO9" text:continue-numbering="true">
        <text:list-item>
          <text:p text:style-name="P40">To execute the code as an application</text:p>
        </text:list-item>
      </text:list>
      <text:list text:style-name="LFO10" text:continue-numbering="true">
        <text:list-item>
          <text:p text:style-name="P41">Install PyInstaller</text:p>
        </text:list-item>
      </text:list>
      <text:p text:style-name="P42">Open your terminal (Command Prompt or VS Code terminal) and run:</text:p>
      <text:p text:style-name="P43">pip install pyinstaller</text:p>
      <text:p text:style-name="P44"/>
      <text:list text:style-name="LFO8" text:continue-numbering="true">
        <text:list-item>
          <text:p text:style-name="P45">Create the Executable</text:p>
        </text:list-item>
      </text:list>
      <text:p text:style-name="Normal">Navigate to the folder where<text:s/>the<text:s/>script is saved (e.g.,<text:s/>C:\Save Folder) and run the following command<text:s/>after opening CMD in the<text:s/>Address Bar:</text:p>
      <text:p text:style-name="P46">pyinstaller --onefile --noconsole --icon=NONE downloader.py</text:p>
      <text:p text:style-name="Normal"><text:a xlink:href="https://drive.google.com/file/d/1XyvwB3Z-cvz8lsNQZvJDmHXBDj6zAG3m/view?usp=sharing" office:target-frame-name="_top" xlink:show="replace"><text:span text:style-name="Hyperlink">Link to the Application</text:span></text:a>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a" style:num-letter-sync="true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list-format-name="NLF0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ayush Raj Kafle</meta:initial-creator>
    <dc:creator>Aayush Raj Kafle</dc:creator>
    <meta:creation-date>2026-02-22T03:45:00Z</meta:creation-date>
    <dc:date>2026-02-22T15:12:00Z</dc:date>
    <meta:template xlink:href="Normal" xlink:type="simple"/>
    <meta:editing-cycles>3</meta:editing-cycles>
    <meta:editing-duration>PT13140S</meta:editing-duration>
    <meta:document-statistic meta:page-count="2" meta:paragraph-count="50" meta:word-count="372" meta:character-count="2132" meta:row-count="64" meta:non-whitespace-character-count="1810"/>
  </office:meta>
</office:document-meta>
</file>